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29216c"/>
    </style:style>
    <style:style style:name="P3" style:family="paragraph" style:parent-style-name="Standard">
      <style:paragraph-properties fo:text-align="center" style:justify-single-word="false"/>
      <style:text-properties style:font-name-asian="Calibri1" style:font-name-complex="Calibri1"/>
    </style:style>
    <style:style style:name="P4" style:family="paragraph" style:parent-style-name="Standard">
      <style:paragraph-properties fo:margin-left="1.249cm" fo:margin-right="0cm" fo:text-indent="0cm" style:auto-text-indent="false" fo:break-before="page"/>
      <style:text-properties officeooo:paragraph-rsid="002b3df0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officeooo:rsid="002e1969" officeooo:paragraph-rsid="002e1969"/>
    </style:style>
    <style:style style:name="P7" style:family="paragraph" style:parent-style-name="Standard">
      <style:paragraph-properties fo:text-align="center" style:justify-single-word="false" fo:break-before="page"/>
      <style:text-properties officeooo:paragraph-rsid="0029216c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paragraph-rsid="002b3df0" style:font-name-asian="Calibri1" style:font-name-complex="Calibri1"/>
    </style:style>
    <style:style style:name="P9" style:family="paragraph" style:parent-style-name="Standard">
      <style:paragraph-properties fo:margin-top="0cm" fo:margin-bottom="0cm" loext:contextual-spacing="false"/>
      <style:text-properties officeooo:paragraph-rsid="001e7070"/>
    </style:style>
    <style:style style:name="P10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e1969" officeooo:paragraph-rsid="002e1969" style:text-blinking="false" fo:background-color="transparent" style:font-name-asian="Calibri1" style:font-name-complex="Calibri1"/>
    </style:style>
    <style:style style:name="P11" style:family="paragraph" style:parent-style-name="Text_20_body">
      <style:paragraph-properties fo:margin-left="1.249cm" fo:margin-right="0cm" fo:text-indent="0cm" style:auto-text-indent="fals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1cfda" officeooo:paragraph-rsid="0031cfda" style:text-blinking="false" fo:background-color="transparent" style:font-name-asian="Calibri1" style:font-name-complex="Calibri1"/>
    </style:style>
    <style:style style:name="P12" style:family="paragraph" style:parent-style-name="Text_20_body" style:list-style-name="WWNum1">
      <style:text-properties officeooo:paragraph-rsid="002e1969"/>
    </style:style>
    <style:style style:name="P13" style:family="paragraph" style:parent-style-name="List_20_Paragraph" style:list-style-name="WWNum1">
      <style:paragraph-properties fo:margin-left="0cm" fo:margin-right="0cm" fo:text-indent="0cm" style:auto-text-indent="false"/>
      <style:text-properties officeooo:rsid="002b3df0" officeooo:paragraph-rsid="002b3df0"/>
    </style:style>
    <style:style style:name="T1" style:family="text">
      <style:text-properties style:font-name-asian="Calibri1" style:font-name-complex="Calibri1"/>
    </style:style>
    <style:style style:name="T2" style:family="text">
      <style:text-properties officeooo:rsid="00107acc" style:font-name-asian="Calibri1" style:font-name-complex="Calibri1"/>
    </style:style>
    <style:style style:name="T3" style:family="text">
      <style:text-properties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T4" style:family="text">
      <style:text-properties officeooo:rsid="002b3df0"/>
    </style:style>
    <style:style style:name="T5" style:family="text">
      <style:text-properties officeooo:rsid="002e1969"/>
    </style:style>
    <style:style style:name="fr1" style:family="graphic" style:parent-style-name="OLE">
      <style:graphic-properties style:vertical-pos="from-top" style:vertical-rel="page" style:horizontal-pos="from-left" style:horizontal-rel="pag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Объект1" text:anchor-type="page" text:anchor-page-number="3" svg:x="2.372cm" svg:y="2.789cm" svg:width="16cm" svg:height="8.999cm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Объект2" text:anchor-type="page" text:anchor-page-number="3" svg:x="2.531cm" svg:y="11.786cm" svg:width="16cm" svg:height="8.999cm" draw:z-index="1">
        <draw:object xlink:href="./Object 2" xlink:type="simple" xlink:show="embed" xlink:actuate="onLoad"/>
        <draw:image xlink:href="./ObjectReplacements/Object 2" xlink:type="simple" xlink:show="embed" xlink:actuate="onLoad"/>
        <svg:desc>диаграмма</svg:desc>
      </draw:frame>
      <draw:frame draw:style-name="fr1" draw:name="Объект3" text:anchor-type="page" text:anchor-page-number="3" svg:x="2.531cm" svg:y="20.701cm" svg:width="16cm" svg:height="8.999cm" draw:z-index="2">
        <draw:object xlink:href="./Object 3" xlink:type="simple" xlink:show="embed" xlink:actuate="onLoad"/>
        <draw:image xlink:href="./ObjectReplacements/Object 3" xlink:type="simple" xlink:show="embed" xlink:actuate="onLoad"/>
      </draw:fram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ЛАБОРАТОРНАЯ РАБОТА №<text:span text:style-name="T5">5</text:span></text:p>
      <text:p text:style-name="P6">«Программирование многопоточных приложений. POSIX Threads» </text:p>
      <text:p text:style-name="P1"><text:span text:style-name="T1">Выполнил: </text:span><text:span text:style-name="T2">Лукин Б.А.</text:span><text:span text:style-name="T1">, группа 15206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НГУ 2017 г.</text:p>
      <text:p text:style-name="P7"><text:span text:style-name="T3">Цели работы :</text:span></text:p>
      <text:list xml:id="list4445773945435656310" text:style-name="WWNum1">
        <text:list-item>
          <text:p text:style-name="P12"><text:span text:style-name="T4">Освоить разработку многопоточных программ с использованием POSIX Threads API.</text:span></text:p>
        </text:list-item>
        <text:list-item>
          <text:p text:style-name="P12">Познакомиться с задачей динамического распределения работы между процессорами. <text:span text:style-name="T5">Построить г</text:span>рафики времени работы программы в зависимости от количества заданий </text:p>
          <text:p text:style-name="P13"/>
        </text:list-item>
      </text:list>
      <text:p text:style-name="P4"><text:span text:style-name="T3">Результаты измерения времени работы программы.</text:span><text:span text:style-name="T1"> 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<text:span text:style-name="T3">Вывод по результатам лабораторной работы.</text:span></text:p>
      <text:p text:style-name="P10">Для достижения поставленных целей была реализована многопоточная программа с балансировкой нагрузки, выполнены замеры времени работы при количестве ядер 1, 2 и 4, с балансировкой и без.</text:p>
      <text:p text:style-name="P10"><text:tab/>Из результатов замеров видно, что программа с балансировкой работает с большим ускорением и эффективностью.</text:p>
      <text:p text:style-name="P11">На 10 задачах</text:p>
      <text:p text:style-name="P11">0 : 960 : 807</text:p>
      <text:p text:style-name="P11">1 : 800 : 95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Source Code Pro" svg:font-family="'Source Code Pro'"/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fo:hyphenation-ladder-count="no-limit" style:writing-mode="lr-tb"/>
      <style:text-properties fo:color="#00000a" fo:font-size="11pt" style:font-size-asian="11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.423cm" fo:margin-bottom="0.212cm" loext:contextual-spacing="false" fo:keep-with-next="always"/>
      <style:text-properties style:font-name="Liberation Sans1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Preformatted_20_Text" style:display-name="Preformatted Text" style:family="paragraph" style:parent-style-name="Standard" style:class="html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002cm" fo:margin-bottom="2.54cm" fo:margin-left="1.429cm" fo:margin-right="1.369cm" style:writing-mode="lr-tb" style:layout-grid-color="#c0c0c0" style:layout-grid-lines="39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6</meta:editing-cycles>
    <meta:creation-date>2012-08-07T04:01:00</meta:creation-date>
    <dc:date>2017-05-30T21:36:31.835482902</dc:date>
    <dc:language>ru-RU</dc:language>
    <meta:editing-duration>P2DT3H31M12S</meta:editing-duration>
    <meta:generator>LibreOffice/5.1.6.2$Linux_X86_64 LibreOffice_project/10m0$Build-2</meta:generator>
    <meta:document-statistic meta:table-count="0" meta:image-count="0" meta:object-count="3" meta:page-count="4" meta:paragraph-count="14" meta:word-count="111" meta:character-count="798" meta:non-whitespace-character-count="699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253cm" svg:y="3.453cm" style:legend-expansion="high" chart:style-name="ch2"/>
        <chart:plot-area chart:style-name="ch3" chart:data-source-has-labels="both" svg:x="0.319cm" svg:y="0.179cm" svg:width="12.615cm" svg:height="8.641cm">
          <chartooo:coordinate-region svg:x="0.94cm" svg:y="0.379cm" svg:width="11.621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</text:p>
              </table:table-cell>
              <table:table-cell office:value-type="float" office:value="57.85">
                <text:p>57.85</text:p>
              </table:table-cell>
              <table:table-cell office:value-type="float" office:value="60.9">
                <text:p>60.9</text:p>
              </table:table-cell>
              <table:table-cell office:value-type="float" office:value="73.55">
                <text:p>73.55</text:p>
              </table:table-cell>
              <table:table-cell office:value-type="float" office:value="95.88">
                <text:p>95.88</text:p>
              </table:table-cell>
              <table:table-cell office:value-type="float" office:value="163.77">
                <text:p>163.77</text:p>
              </table:table-cell>
            </table:table-row>
            <table:table-row>
              <table:table-cell office:value-type="string">
                <text:p>Строка 2</text:p>
              </table:table-cell>
              <table:table-cell office:value-type="float" office:value="58.064328">
                <text:p>58.064328</text:p>
              </table:table-cell>
              <table:table-cell office:value-type="float" office:value="59.23546">
                <text:p>59.23546</text:p>
              </table:table-cell>
              <table:table-cell office:value-type="float" office:value="62.98756">
                <text:p>62.98756</text:p>
              </table:table-cell>
              <table:table-cell office:value-type="float" office:value="79.654323">
                <text:p>79.654323</text:p>
              </table:table-cell>
              <table:table-cell office:value-type="float" office:value="140.91315">
                <text:p>140.91315</text:p>
              </table:table-cell>
            </table:table-row>
            <table:table-row>
              <table:table-cell office:value-type="string">
                <text:p>Строка 3</text:p>
              </table:table-cell>
              <table:table-cell office:value-type="float" office:value="57.85">
                <text:p>57.85</text:p>
              </table:table-cell>
              <table:table-cell office:value-type="float" office:value="30.45">
                <text:p>30.45</text:p>
              </table:table-cell>
              <table:table-cell office:value-type="float" office:value="18.39">
                <text:p>18.39</text:p>
              </table:table-cell>
              <table:table-cell office:value-type="float" office:value="11.99">
                <text:p>11.99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string">
                <text:p>Строка 4</text:p>
              </table:table-cell>
              <table:table-cell office:value-type="float" office:value="58.064328">
                <text:p>58.064328</text:p>
              </table:table-cell>
              <table:table-cell office:value-type="float" office:value="29.7532">
                <text:p>29.7532</text:p>
              </table:table-cell>
              <table:table-cell office:value-type="float" office:value="15.9856">
                <text:p>15.9856</text:p>
              </table:table-cell>
              <table:table-cell office:value-type="float" office:value="10.3546">
                <text:p>10.3546</text:p>
              </table:table-cell>
              <table:table-cell office:value-type="float" office:value="8.86523">
                <text:p>8.86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253cm" svg:y="3.453cm" style:legend-expansion="high" chart:style-name="ch2"/>
        <chart:plot-area chart:style-name="ch3" chart:data-source-has-labels="both" svg:x="0.319cm" svg:y="0.179cm" svg:width="12.615cm" svg:height="8.641cm">
          <chartooo:coordinate-region svg:x="0.755cm" svg:y="0.379cm" svg:width="11.992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6</text:p>
              </table:table-cell>
              <table:table-cell office:value-type="float" office:value="1">
                <text:p>1</text:p>
              </table:table-cell>
              <table:table-cell office:value-type="float" office:value="0.94991789819376">
                <text:p>0.94991789819376</text:p>
              </table:table-cell>
              <table:table-cell office:value-type="float" office:value="0.786539768864718">
                <text:p>0.786539768864718</text:p>
              </table:table-cell>
              <table:table-cell office:value-type="float" office:value="0.603358364622445">
                <text:p>0.603358364622445</text:p>
              </table:table-cell>
              <table:table-cell office:value-type="float" office:value="0.353239299016914">
                <text:p>0.353239299016914</text:p>
              </table:table-cell>
            </table:table-row>
            <table:table-row>
              <table:table-cell office:value-type="string">
                <text:p>Строка 7</text:p>
              </table:table-cell>
              <table:table-cell office:value-type="float" office:value="0.996308783596014">
                <text:p>0.996308783596014</text:p>
              </table:table-cell>
              <table:table-cell office:value-type="float" office:value="0.976610969172857">
                <text:p>0.976610969172857</text:p>
              </table:table-cell>
              <table:table-cell office:value-type="float" office:value="0.918435322784372">
                <text:p>0.918435322784372</text:p>
              </table:table-cell>
              <table:table-cell office:value-type="float" office:value="0.72626315586161">
                <text:p>0.72626315586161</text:p>
              </table:table-cell>
              <table:table-cell office:value-type="float" office:value="0.410536560995195">
                <text:p>0.410536560995195</text:p>
              </table:table-cell>
            </table:table-row>
            <table:table-row>
              <table:table-cell office:value-type="string">
                <text:p>Строка 8</text:p>
              </table:table-cell>
              <table:table-cell office:value-type="float" office:value="1">
                <text:p>1</text:p>
              </table:table-cell>
              <table:table-cell office:value-type="float" office:value="1.89983579638752">
                <text:p>1.89983579638752</text:p>
              </table:table-cell>
              <table:table-cell office:value-type="float" office:value="3.14573137574769">
                <text:p>3.14573137574769</text:p>
              </table:table-cell>
              <table:table-cell office:value-type="float" office:value="4.82485404503753">
                <text:p>4.82485404503753</text:p>
              </table:table-cell>
              <table:table-cell office:value-type="float" office:value="5.6494140625">
                <text:p>5.6494140625</text:p>
              </table:table-cell>
            </table:table-row>
            <table:table-row>
              <table:table-cell office:value-type="string">
                <text:p>Строка 9</text:p>
              </table:table-cell>
              <table:table-cell office:value-type="float" office:value="0.996308783596014">
                <text:p>0.996308783596014</text:p>
              </table:table-cell>
              <table:table-cell office:value-type="float" office:value="1.94432867725152">
                <text:p>1.94432867725152</text:p>
              </table:table-cell>
              <table:table-cell office:value-type="float" office:value="3.61888199379442">
                <text:p>3.61888199379442</text:p>
              </table:table-cell>
              <table:table-cell office:value-type="float" office:value="5.58688891893458">
                <text:p>5.58688891893458</text:p>
              </table:table-cell>
              <table:table-cell office:value-type="float" office:value="6.52549341641446">
                <text:p>6.5254934164144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067cm" svg:y="3.453cm" style:legend-expansion="high" chart:style-name="ch2"/>
        <chart:plot-area chart:style-name="ch3" chart:data-source-has-labels="both" svg:x="0.319cm" svg:y="0.179cm" svg:width="12.429cm" svg:height="8.641cm">
          <chartooo:coordinate-region svg:x="1.046cm" svg:y="0.379cm" svg:width="11.516cm" svg:height="7.794cm"/>
          <chart:axis chart:dimension="x" chart:name="primary-x" chart:style-name="ch4" chartooo:axis-type="auto">
            <chartooo:date-scale/>
            <chart:categories table:cell-range-address="local-table.$B$1:.$F$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F$2" chart:label-cell-address="local-table.$A$2" chart:class="chart:line">
            <chart:data-point chart:repeated="5"/>
          </chart:series>
          <chart:series chart:style-name="ch7" chart:values-cell-range-address="local-table.$B$3:.$F$3" chart:label-cell-address="local-table.$A$3" chart:class="chart:line">
            <chart:data-point chart:repeated="5"/>
          </chart:series>
          <chart:series chart:style-name="ch8" chart:values-cell-range-address="local-table.$B$4:.$F$4" chart:label-cell-address="local-table.$A$4" chart:class="chart:line">
            <chart:data-point chart:repeated="5"/>
          </chart:series>
          <chart:series chart:style-name="ch9" chart:values-cell-range-address="local-table.$B$5:.$F$5" chart:label-cell-address="local-table.$A$5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</table:table-row>
          </table:table-header-rows>
          <table:table-rows>
            <table:table-row>
              <table:table-cell office:value-type="string">
                <text:p>Строка 11</text:p>
              </table:table-cell>
              <table:table-cell office:value-type="float" office:value="1">
                <text:p>1</text:p>
              </table:table-cell>
              <table:table-cell office:value-type="float" office:value="0.47495894909688">
                <text:p>0.47495894909688</text:p>
              </table:table-cell>
              <table:table-cell office:value-type="float" office:value="0.196634942216179">
                <text:p>0.196634942216179</text:p>
              </table:table-cell>
              <table:table-cell office:value-type="float" office:value="0.0754197955778056">
                <text:p>0.0754197955778056</text:p>
              </table:table-cell>
              <table:table-cell office:value-type="float" office:value="0.0220774561885571">
                <text:p>0.0220774561885571</text:p>
              </table:table-cell>
            </table:table-row>
            <table:table-row>
              <table:table-cell office:value-type="string">
                <text:p>Строка 12</text:p>
              </table:table-cell>
              <table:table-cell office:value-type="float" office:value="0.996308783596014">
                <text:p>0.996308783596014</text:p>
              </table:table-cell>
              <table:table-cell office:value-type="float" office:value="0.488305484586429">
                <text:p>0.488305484586429</text:p>
              </table:table-cell>
              <table:table-cell office:value-type="float" office:value="0.229608830696093">
                <text:p>0.229608830696093</text:p>
              </table:table-cell>
              <table:table-cell office:value-type="float" office:value="0.0907828944827012">
                <text:p>0.0907828944827012</text:p>
              </table:table-cell>
              <table:table-cell office:value-type="float" office:value="0.0256585350621997">
                <text:p>0.0256585350621997</text:p>
              </table:table-cell>
            </table:table-row>
            <table:table-row>
              <table:table-cell office:value-type="string">
                <text:p>Строка 13</text:p>
              </table:table-cell>
              <table:table-cell office:value-type="float" office:value="1">
                <text:p>1</text:p>
              </table:table-cell>
              <table:table-cell office:value-type="float" office:value="0.94991789819376">
                <text:p>0.94991789819376</text:p>
              </table:table-cell>
              <table:table-cell office:value-type="float" office:value="0.786432843936922">
                <text:p>0.786432843936922</text:p>
              </table:table-cell>
              <table:table-cell office:value-type="float" office:value="0.603106755629691">
                <text:p>0.603106755629691</text:p>
              </table:table-cell>
              <table:table-cell office:value-type="float" office:value="0.35308837890625">
                <text:p>0.35308837890625</text:p>
              </table:table-cell>
            </table:table-row>
            <table:table-row>
              <table:table-cell office:value-type="string">
                <text:p>Строка 14</text:p>
              </table:table-cell>
              <table:table-cell office:value-type="float" office:value="0.996308783596014">
                <text:p>0.996308783596014</text:p>
              </table:table-cell>
              <table:table-cell office:value-type="float" office:value="0.972164338625761">
                <text:p>0.972164338625761</text:p>
              </table:table-cell>
              <table:table-cell office:value-type="float" office:value="0.904720498448604">
                <text:p>0.904720498448604</text:p>
              </table:table-cell>
              <table:table-cell office:value-type="float" office:value="0.698361114866823">
                <text:p>0.698361114866823</text:p>
              </table:table-cell>
              <table:table-cell office:value-type="float" office:value="0.407843338525904">
                <text:p>0.4078433385259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